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SUM([.G3];[.G32];[.G61])" office:value-type="float" office:value="140400" calcext:value-type="float">
            <text:p>1404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K29]" office:value-type="float" office:value="7600" calcext:value-type="float">
            <text:p>7600</text:p>
          </table:table-cell>
          <table:table-cell/>
          <table:table-cell table:formula="of:=[.K29]-60000" office:value-type="float" office:value="150000" calcext:value-type="float">
            <text:p>150000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9600" calcext:value-type="float">
            <text:p>96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];[.C26];[.D26];[.F26])" office:value-type="float" office:value="1408.77329192547" calcext:value-type="float">
            <text:p>1408.7732919255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4500" calcext:value-type="float">
            <text:p>145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131.46103896104" calcext:value-type="float">
            <text:p>6131.461038961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/>
          <table:table-cell office:value-type="float" office:value="60000" calcext:value-type="float">
            <text:p>6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4:.H28])" office:value-type="float" office:value="40257.1428571429" calcext:value-type="float">
            <text:p>40257.1428571429</text:p>
          </table:table-cell>
          <table:table-cell table:style-name="ce29"/>
          <table:table-cell table:style-name="ce15" table:formula="of:=SUM([.J3:.J28])" office:value-type="float" office:value="217600" calcext:value-type="float">
            <text:p>217600</text:p>
          </table:table-cell>
          <table:table-cell table:style-name="ce15" table:formula="of:=SUM([.K22:.K28])" office:value-type="float" office:value="210000" calcext:value-type="float">
            <text:p>2100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];[.C55];[.D55];[.F55])" office:value-type="float" office:value="1462.25296442688" calcext:value-type="float">
            <text:p>1462.252964426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D55])" office:value-type="float" office:value="1092.68774703557" calcext:value-type="float">
            <text:p>1092.687747035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C55:.F55])" office:value-type="float" office:value="1521.38339920949" calcext:value-type="float">
            <text:p>1521.383399209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];[.C55];[.F55])" office:value-type="float" office:value="1094.07114624506" calcext:value-type="float">
            <text:p>1094.0711462451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2" office:value-type="float" office:value="368.181818181818" calcext:value-type="float">
            <text:p>368.1818181818</text:p>
          </table:table-cell>
          <table:table-cell table:formula="of:=[.E32]/20" office:value-type="float" office:value="420" calcext:value-type="float">
            <text:p>420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512.68774703557" calcext:value-type="float">
            <text:p>1512.687747035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33:.H57])" office:value-type="float" office:value="41296.837944664" calcext:value-type="float">
            <text:p>41296.837944664</text:p>
          </table:table-cell>
          <table:table-cell table:style-name="ce29"/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742.85714285714" calcext:value-type="float">
            <text:p>2742.857142857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742.85714285714" calcext:value-type="float">
            <text:p>2742.857142857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];[.C84];[.D84];[.F84])" office:value-type="float" office:value="2009.52380952381" calcext:value-type="float">
            <text:p>2009.52380952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742.85714285714" calcext:value-type="float">
            <text:p>2742.857142857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742.85714285714" calcext:value-type="float">
            <text:p>2742.857142857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++8</text:p>
          </table:table-cell>
          <table:table-cell table:number-columns-repeated="3"/>
          <table:table-cell table:formula="of:=SUM([.B84:.F84])" office:value-type="float" office:value="2742.85714285714" calcext:value-type="float">
            <text:p>2742.857142857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742.85714285714" calcext:value-type="float">
            <text:p>2742.857142857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742.85714285714" calcext:value-type="float">
            <text:p>2742.857142857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742.85714285714" calcext:value-type="float">
            <text:p>2742.8571428572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742.85714285714" calcext:value-type="float">
            <text:p>2742.8571428572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742.85714285714" calcext:value-type="float">
            <text:p>2742.857142857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742.85714285714" calcext:value-type="float">
            <text:p>2742.857142857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742.85714285714" calcext:value-type="float">
            <text:p>2742.857142857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742.85714285714" calcext:value-type="float">
            <text:p>2742.8571428572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742.85714285714" calcext:value-type="float">
            <text:p>2742.8571428572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];[.C84];[.D84];[.E84];[.F84])" office:value-type="float" office:value="2742.85714285714" calcext:value-type="float">
            <text:p>2742.857142857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742.85714285714" calcext:value-type="float">
            <text:p>2742.8571428572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742.85714285714" calcext:value-type="float">
            <text:p>2742.8571428572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742.85714285714" calcext:value-type="float">
            <text:p>2742.8571428572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84:.F84])" office:value-type="float" office:value="2742.85714285714" calcext:value-type="float">
            <text:p>2742.8571428572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2742.85714285714" calcext:value-type="float">
            <text:p>2742.8571428572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61]/21" office:value-type="float" office:value="409.52380952381" calcext:value-type="float">
            <text:p>409.5238095238</text:p>
          </table:table-cell>
          <table:table-cell table:formula="of:=[.C61]/22" office:value-type="float" office:value="377.272727272727" calcext:value-type="float">
            <text:p>377.2727272727</text:p>
          </table:table-cell>
          <table:table-cell table:formula="of:=[.D61]/22" office:value-type="float" office:value="650" calcext:value-type="float">
            <text:p>650</text:p>
          </table:table-cell>
          <table:table-cell table:formula="of:=[.E61]/21" office:value-type="float" office:value="733.333333333333" calcext:value-type="float">
            <text:p>733.3333333333</text:p>
          </table:table-cell>
          <table:table-cell table:formula="of:=[.F61]/22" office:value-type="float" office:value="572.727272727273" calcext:value-type="float">
            <text:p>572.7272727273</text:p>
          </table:table-cell>
          <table:table-cell/>
          <table:table-cell table:formula="of:=SUM([.D84:.F84])" office:value-type="float" office:value="1956.06060606061" calcext:value-type="float">
            <text:p>1956.060606060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D84])" office:value-type="float" office:value="650" calcext:value-type="float">
            <text:p>65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62:.H85])" office:value-type="float" office:value="59472.7272727273" calcext:value-type="float">
            <text:p>59472.7272727273</text:p>
          </table:table-cell>
          <table:table-cell table:style-name="ce29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 style:data-style-name="N2" text:time-value="10:49:37.7086594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1-18T10:49:53.942932389</dc:date>
    <meta:editing-duration>P11DT1H23M36S</meta:editing-duration>
    <meta:editing-cycles>3372</meta:editing-cycles>
    <meta:generator>LibreOffice/4.2.8.2$Linux_X86_64 LibreOffice_project/420m0$Build-2</meta:generator>
    <meta:document-statistic meta:table-count="20" meta:cell-count="9297" meta:object-count="0"/>
  </office:meta>
</office:document-meta>
</file>